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1f40b3" fo:hyphenate="false" loext:hyphenation-no-caps="false"/>
    </style:style>
    <style:style style:name="P21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2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40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2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3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4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5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/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54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fo:font-weight="bold" style:font-size-asian="9pt" style:font-weight-asian="bold" style:text-scale="105%"/>
    </style:style>
    <style:style style:name="T7" style:family="text">
      <style:text-properties fo:color="#221e1f" loext:opacity="100%" fo:font-size="9pt" fo:letter-spacing="-0.002cm" fo:language="es" fo:country="ES" style:font-size-asian="9pt" style:text-scale="105%"/>
    </style:style>
    <style:style style:name="T8" style:family="text">
      <style:text-properties fo:color="#221e1f" loext:opacity="100%" fo:font-size="7.5pt" fo:language="es" fo:country="ES" fo:font-style="normal" style:font-size-asian="7.5pt" style:font-style-asian="normal" style:font-style-complex="normal" style:text-scale="105%"/>
    </style:style>
    <style:style style:name="T9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0" style:family="text">
      <style:text-properties fo:color="#221e1f" loext:opacity="100%" fo:font-size="7.5pt" fo:letter-spacing="-0.005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fo:font-size="7.5pt" fo:letter-spacing="-0.002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3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4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5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6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7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18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19" style:family="text">
      <style:text-properties fo:color="#221e1f" loext:opacity="100%" style:font-name="Arial" fo:font-size="6pt" fo:letter-spacing="-0.004cm" fo:language="ca" fo:country="ES" fo:font-style="italic" officeooo:rsid="00531b7f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0" style:family="text">
      <style:text-properties fo:color="#221e1f" loext:opacity="100%" style:font-name="Arial" fo:font-size="6pt" fo:letter-spacing="-0.004cm" fo:language="ca" fo:country="ES" fo:font-style="italic" officeooo:rsid="002540c9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1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2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2fb10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9" style:family="text">
      <style:text-properties fo:color="#221e1f" loext:opacity="100%" style:font-name="Arial" fo:font-size="6pt" fo:letter-spacing="-0.004cm" fo:language="ca" fo:country="ES" fo:font-style="normal" officeooo:rsid="004562e2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0" style:family="text">
      <style:text-properties fo:color="#221e1f" loext:opacity="100%" style:font-name="Arial" fo:font-size="6pt" fo:letter-spacing="-0.004cm" fo:language="ca" fo:country="ES" fo:font-style="normal" officeooo:rsid="005019e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1" style:family="text">
      <style:text-properties fo:color="#221e1f" loext:opacity="100%" style:font-name="Arial" fo:font-size="6pt" fo:letter-spacing="-0.007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2" style:family="text">
      <style:text-properties fo:color="#221e1f" loext:opacity="100%" style:font-name="Arial" fo:font-size="6pt" fo:letter-spacing="-0.002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33" style:family="text">
      <style:text-properties fo:color="#221e1f" loext:opacity="100%" style:font-name="Arial" fo:font-size="6pt" fo:letter-spacing="-0.002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4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35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36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7" style:family="text">
      <style:text-properties fo:color="#221e1f" loext:opacity="100%" style:font-name="Arial1" fo:font-size="7.5pt" fo:letter-spacing="-0.011cm" fo:language="es" fo:country="ES" fo:font-style="normal" officeooo:rsid="0024efdd" style:font-name-asian="Arial2" style:font-size-asian="7.5pt" style:font-style-asian="normal" style:font-name-complex="Arial2" style:font-size-complex="7.5pt" style:font-style-complex="normal"/>
    </style:style>
    <style:style style:name="T38" style:family="text">
      <style:text-properties fo:color="#221e1f" loext:opacity="100%" style:font-name="Arial1" fo:font-size="7.5pt" fo:letter-spacing="-0.011cm" fo:language="es" fo:country="ES" fo:font-style="normal" officeooo:rsid="002540c9" style:font-name-asian="Arial2" style:font-size-asian="7.5pt" style:font-style-asian="normal" style:font-name-complex="Arial2" style:font-size-complex="7.5pt" style:font-style-complex="normal"/>
    </style:style>
    <style:style style:name="T39" style:family="text">
      <style:text-properties fo:color="#221e1f" loext:opacity="100%" fo:font-size="7pt" fo:language="es" fo:country="ES" style:font-size-asian="6.09999990463257pt" style:font-size-complex="7pt"/>
    </style:style>
    <style:style style:name="T40" style:family="text">
      <style:text-properties fo:font-size="7.5pt" fo:letter-spacing="-0.004cm" fo:font-style="italic" style:font-size-asian="7.5pt" style:font-style-asian="italic"/>
    </style:style>
    <style:style style:name="T41" style:family="text">
      <style:text-properties fo:font-size="7.5pt" fo:letter-spacing="-0.004cm" fo:font-style="italic" officeooo:rsid="004327e9" style:font-size-asian="7.5pt" style:font-style-asian="italic"/>
    </style:style>
    <style:style style:name="T42" style:family="text">
      <style:text-properties fo:font-size="7.5pt" fo:letter-spacing="-0.004cm" fo:font-style="italic" officeooo:rsid="004036b1" style:font-size-asian="7.5pt" style:font-style-asian="italic"/>
    </style:style>
    <style:style style:name="T43" style:family="text">
      <style:text-properties fo:font-size="7.5pt" fo:letter-spacing="-0.004cm" fo:font-style="italic" officeooo:rsid="001e4335" style:font-size-asian="7.5pt" style:font-style-asian="italic"/>
    </style:style>
    <style:style style:name="T44" style:family="text">
      <style:text-properties fo:font-size="7.5pt" fo:letter-spacing="-0.004cm" fo:font-style="italic" officeooo:rsid="00444da6" style:font-size-asian="7.5pt" style:font-style-asian="italic"/>
    </style:style>
    <style:style style:name="T45" style:family="text">
      <style:text-properties fo:font-size="7.5pt" fo:letter-spacing="-0.004cm" style:font-size-asian="7.5pt"/>
    </style:style>
    <style:style style:name="T46" style:family="text">
      <style:text-properties fo:font-size="7.5pt" fo:letter-spacing="-0.004cm" officeooo:rsid="002df1fe" style:font-size-asian="7.5pt"/>
    </style:style>
    <style:style style:name="T47" style:family="text">
      <style:text-properties fo:font-size="7.5pt" fo:letter-spacing="-0.004cm" fo:font-style="normal" style:font-size-asian="7.5pt" style:font-style-asian="normal" style:font-style-complex="normal"/>
    </style:style>
    <style:style style:name="T48" style:family="text">
      <style:text-properties fo:font-size="7.5pt" fo:letter-spacing="-0.005cm" style:font-size-asian="7.5pt"/>
    </style:style>
    <style:style style:name="T49" style:family="text">
      <style:text-properties fo:font-size="7.5pt" fo:letter-spacing="-0.005cm" fo:font-style="normal" style:font-size-asian="7.5pt" style:font-style-asian="normal" style:font-style-complex="normal"/>
    </style:style>
    <style:style style:name="T50" style:family="text">
      <style:text-properties fo:font-size="7.5pt" style:font-size-asian="7.5pt"/>
    </style:style>
    <style:style style:name="T51" style:family="text">
      <style:text-properties fo:font-size="7.5pt" fo:letter-spacing="-0.007cm" style:font-size-asian="7.5pt"/>
    </style:style>
    <style:style style:name="T52" style:family="text">
      <style:text-properties fo:font-size="7.5pt" fo:letter-spacing="-0.009cm" style:font-size-asian="7.5pt"/>
    </style:style>
    <style:style style:name="T53" style:family="text">
      <style:text-properties fo:font-size="7.5pt" fo:font-style="normal" style:font-size-asian="7.5pt" style:font-style-asian="normal" style:font-style-complex="normal"/>
    </style:style>
    <style:style style:name="T54" style:family="text">
      <style:text-properties fo:font-size="7.5pt" fo:font-style="normal" officeooo:rsid="001c27d9" style:font-size-asian="7.5pt" style:font-style-asian="normal" style:font-style-complex="normal"/>
    </style:style>
    <style:style style:name="T55" style:family="text">
      <style:text-properties fo:font-size="7.5pt" fo:language="es" fo:country="ES" fo:font-style="normal" style:font-size-asian="7.5pt" style:font-style-asian="normal" style:font-style-complex="normal"/>
    </style:style>
    <style:style style:name="T56" style:family="text">
      <style:text-properties style:text-position="sub 58%"/>
    </style:style>
    <style:style style:name="T57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58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59" style:family="text">
      <style:text-properties style:text-position="sub 58%" officeooo:rsid="001f40b3"/>
    </style:style>
    <style:style style:name="T60" style:family="text">
      <style:text-properties style:text-position="sub 58%" officeooo:rsid="002df1fe"/>
    </style:style>
    <style:style style:name="T61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62" style:family="text">
      <style:text-properties fo:font-size="6pt" style:font-size-asian="6pt"/>
    </style:style>
    <style:style style:name="T63" style:family="text">
      <style:text-properties fo:font-size="6pt" officeooo:rsid="00531b7f" style:font-size-asian="6pt"/>
    </style:style>
    <style:style style:name="T64" style:family="text">
      <style:text-properties fo:font-size="6pt" fo:letter-spacing="-0.012cm" style:font-size-asian="6pt"/>
    </style:style>
    <style:style style:name="T65" style:family="text">
      <style:text-properties fo:font-size="6pt" fo:letter-spacing="-0.012cm" officeooo:rsid="001a92c4" style:font-size-asian="6pt"/>
    </style:style>
    <style:style style:name="T66" style:family="text">
      <style:text-properties fo:font-size="6pt" fo:letter-spacing="-0.007cm" fo:font-style="italic" style:font-size-asian="6pt" style:font-style-asian="italic"/>
    </style:style>
    <style:style style:name="T67" style:family="text">
      <style:text-properties fo:font-size="6pt" fo:letter-spacing="-0.009cm" style:font-size-asian="6pt"/>
    </style:style>
    <style:style style:name="T68" style:family="text">
      <style:text-properties fo:font-size="6pt" fo:letter-spacing="-0.009cm" fo:font-style="italic" style:font-size-asian="6pt" style:font-style-asian="italic"/>
    </style:style>
    <style:style style:name="T69" style:family="text">
      <style:text-properties fo:font-size="6pt" fo:font-style="italic" style:font-size-asian="6pt" style:font-style-asian="italic"/>
    </style:style>
    <style:style style:name="T70" style:family="text">
      <style:text-properties fo:font-size="6pt" fo:letter-spacing="-0.004cm" fo:font-style="italic" style:font-size-asian="6pt" style:font-style-asian="italic"/>
    </style:style>
    <style:style style:name="T71" style:family="text">
      <style:text-properties fo:font-size="6pt" fo:letter-spacing="-0.011cm" fo:font-style="italic" style:font-size-asian="6pt" style:font-style-asian="italic"/>
    </style:style>
    <style:style style:name="T72" style:family="text">
      <style:text-properties fo:letter-spacing="-0.005cm"/>
    </style:style>
    <style:style style:name="T73" style:family="text">
      <style:text-properties fo:letter-spacing="-0.004cm"/>
    </style:style>
    <style:style style:name="T74" style:family="text">
      <style:text-properties fo:letter-spacing="-0.007cm"/>
    </style:style>
    <style:style style:name="T75" style:family="text">
      <style:text-properties fo:letter-spacing="-0.002cm"/>
    </style:style>
    <style:style style:name="T76" style:family="text">
      <style:text-properties officeooo:rsid="001a92c4"/>
    </style:style>
    <style:style style:name="T77" style:family="text">
      <style:text-properties fo:letter-spacing="0.055cm"/>
    </style:style>
    <style:style style:name="T78" style:family="text">
      <style:text-properties officeooo:rsid="002df1fe"/>
    </style:style>
    <style:style style:name="T79" style:family="text">
      <style:text-properties officeooo:rsid="002df1fe" style:font-name-asian="Arial2" style:font-name-complex="Arial2"/>
    </style:style>
    <style:style style:name="T80" style:family="text">
      <style:text-properties officeooo:rsid="002fb10f" style:font-name-asian="Arial2" style:font-name-complex="Arial2"/>
    </style:style>
    <style:style style:name="T81" style:family="text">
      <style:text-properties officeooo:rsid="004c4f2e"/>
    </style:style>
    <style:style style:name="T82" style:family="text">
      <style:text-properties officeooo:rsid="004be477"/>
    </style:style>
    <style:style style:name="T83" style:family="text">
      <style:text-properties officeooo:rsid="004eac2a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 Inglés técnico I (a extingu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icitud de convalidación de módulos <text:span text:style-name="T81">por estudios</text:span> <text:span text:style-name="T81">en</text:span> <text:span text:style-name="T82">F</text:span>ormación <text:span text:style-name="T82">P</text:span>rofesional</text:p>
      <text:p text:style-name="P3"><text:span text:style-name="Fuente_20_de_20_párrafo_20_predeter."><text:span text:style-name="T2"/></text:span></text:p>
      <text:p text:style-name="P4"><text:span text:style-name="Fuente_20_de_20_párrafo_20_predeter."><text:span text:style-name="T2">DATOS PERSONALES</text:span></text:span></text:p>
      <text:p text:style-name="P11"><text:span text:style-name="Fuente_20_de_20_párrafo_20_predeter."><text:span text:style-name="T1">NIF/NIE/Pasaporte </text:span></text:span><text:span text:style-name="Fuente_20_de_20_párrafo_20_predeter."><text:span text:style-name="T14">(1)</text:span></text:span><text:span text:style-name="Fuente_20_de_20_párrafo_20_predeter."><text:span text:style-name="T34">:</text:span></text:span><text:span text:style-name="Fuente_20_de_20_párrafo_20_predeter."><text:span text:style-name="T13"> </text:span></text:span><text:span text:style-name="Fuente_20_de_20_párrafo_20_predeter."><text:span text:style-name="T1"><draw:control text:anchor-type="as-char" draw:z-index="0" draw:name="Control 4" draw:style-name="gr1" draw:text-style-name="P50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3">(2)</text:span></text:span><text:span text:style-name="Fuente_20_de_20_párrafo_20_predeter."><text:span text:style-name="T34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1" draw:text-style-name="P50" svg:width="2.193cm" svg:height="0.502cm" draw:control="control34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1" draw:text-style-name="P50" svg:width="4.005cm" svg:height="0.5cm" draw:control="control2"/></text:span></text:span></text:p>
      <text:p text:style-name="P8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2" draw:text-style-name="P54" svg:width="12.761cm" svg:height="0.502cm" draw:control="control49"/></text:span></text:span></text:p>
      <text:p text:style-name="P8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2" draw:text-style-name="P50" svg:width="12.755cm" svg:height="0.502cm" draw:control="control3"/></text:span></text:span></text:p>
      <text:p text:style-name="P9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2" draw:text-style-name="P50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2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2" draw:text-style-name="P53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1" draw:text-style-name="P50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1" draw:text-style-name="P50" svg:width="6.04cm" svg:height="0.5cm" draw:control="control7"/></text:span></text:span></text:p>
      <text:p text:style-name="P47"><text:span text:style-name="Fuente_20_de_20_párrafo_20_predeter."><text:span text:style-name="T7"/></text:span></text:p>
      <text:p text:style-name="P43"><text:span text:style-name="Fuente_20_de_20_párrafo_20_predeter."><text:span text:style-name="T7">DATOS DEL INSTITUTO DE EDUCACIÓN </text:span></text:span><text:span text:style-name="Fuente_20_de_20_párrafo_20_predeter."><text:span text:style-name="T2">SECUNDARIA O CENTRO DE FORMACIÓN COMPETENTE</text:span></text:span></text:p>
      <text:p text:style-name="P13"><text:span text:style-name="Fuente_20_de_20_párrafo_20_predeter."><text:span text:style-name="T1">Denominación: <text:s text:c="2"/>CENTRO ESPECÍFICO DE EDUCACIÓN A DISTANCIA</text:span></text:span></text:p>
      <text:p text:style-name="P14"><text:span text:style-name="Fuente_20_de_20_párrafo_20_predeter."><text:span text:style-name="T1">Dirección: <text:s text:c="2"/>C/ Casa de la Misericòrdia, 34</text:span></text:span></text:p>
      <text:p text:style-name="P15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jo: 961206990 </text:span></text:span></text:p>
      <text:p text:style-name="P12"><text:span text:style-name="Fuente_20_de_20_párrafo_20_predeter."><text:span text:style-name="T1"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7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6">DESARROLLO DE APLICACIONES WEB</text:span></text:span></text:p>
      <text:p text:style-name="P48"/>
      <text:p text:style-name="P6"><text:span text:style-name="Fuente_20_de_20_párrafo_20_predeter."><text:span text:style-name="T2">ESTUDIOS QUE APORTA</text:span></text:span></text:p>
      <text:p text:style-name="P7"/>
      <text:p text:style-name="P30"><text:span text:style-name="T50"><draw:control text:anchor-type="as-char" draw:z-index="9" draw:name="Control 39" draw:style-name="gr3" draw:text-style-name="P51" svg:width="0.249cm" svg:height="0.251cm" draw:control="control8"/></text:span><text:span text:style-name="T50"><text:s text:c="3"/></text:span><text:span text:style-name="T53">Tener</text:span><text:span text:style-name="T47"> </text:span><text:span text:style-name="T53">superados</text:span><text:span text:style-name="T47"> </text:span><text:span text:style-name="T53">módulos</text:span><text:span text:style-name="T47"> </text:span><text:span text:style-name="T53">profesionales</text:span><text:span text:style-name="T49"> </text:span><text:span text:style-name="T53">de</text:span><text:span text:style-name="T49"> </text:span><text:span text:style-name="T53">títulos</text:span><text:span text:style-name="T47"> </text:span><text:span text:style-name="T53">de</text:span><text:span text:style-name="T49"> </text:span><text:span text:style-name="T53">Formación</text:span><text:span text:style-name="T47"> </text:span><text:span text:style-name="T53">Profesional</text:span><text:span text:style-name="T47"> </text:span><text:span text:style-name="T53">del</text:span><text:span text:style-name="T49"> </text:span><text:span text:style-name="T53">catálogo</text:span><text:span text:style-name="T47"> </text:span><text:span text:style-name="T53">de</text:span><text:span text:style-name="T49"> </text:span><text:span text:style-name="T53">la</text:span><text:span text:style-name="T49"> </text:span><text:span text:style-name="T53">LOGSE/</text:span><text:span text:style-name="T54">LOE</text:span><text:span text:style-name="T47"> </text:span><text:span text:style-name="T53">o</text:span><text:span text:style-name="T49"> </text:span><text:span text:style-name="T53">bien</text:span><text:span text:style-name="T49"> </text:span><text:span text:style-name="T53">estar</text:span><text:span text:style-name="T49"> </text:span><text:span text:style-name="T53">en</text:span><text:span text:style-name="T49"> </text:span><text:span text:style-name="T53">posesión</text:span><text:span text:style-name="T49"> </text:span><text:span text:style-name="T53">de</text:span><text:span text:style-name="T49"> </text:span><text:span text:style-name="T53">un</text:span><text:span text:style-name="T49"> </text:span><text:span text:style-name="T53">título LOGSE/</text:span><text:span text:style-name="T54">LOE</text:span><text:span text:style-name="T53">, cuya convalidación está definida en las normas que regulan los títulos de Formación Profesional del catálogo de la L</text:span><text:span text:style-name="T54">FP</text:span><text:span text:style-name="T53">.</text:span></text:p>
      <text:p text:style-name="P28"><text:span text:style-name="T50"><draw:control text:anchor-type="as-char" draw:z-index="10" draw:name="Control 41" draw:style-name="gr3" draw:text-style-name="P51" svg:width="0.249cm" svg:height="0.251cm" draw:control="control9"/></text:span><text:span text:style-name="T50"><text:s text:c="3"/>Tener</text:span><text:span text:style-name="T52"> </text:span><text:span text:style-name="T50">superados</text:span><text:span text:style-name="T45"> </text:span><text:span text:style-name="T50">módulos</text:span><text:span text:style-name="T45"> </text:span><text:span text:style-name="T50">profesionales</text:span><text:span text:style-name="T48"> </text:span><text:span text:style-name="T50">de</text:span><text:span text:style-name="T51"> </text:span><text:span text:style-name="T50">diversos</text:span><text:span text:style-name="T48"> </text:span><text:span text:style-name="T50">títulos</text:span><text:span text:style-name="T45"> </text:span><text:span text:style-name="T50">Formación</text:span><text:span text:style-name="T45"> </text:span><text:span text:style-name="T50">Profesional</text:span><text:span text:style-name="T45"> Básica.</text:span></text:p>
      <text:p text:style-name="P29"><text:span text:style-name="T45"><draw:control text:anchor-type="as-char" draw:z-index="51" draw:name="Control 37" draw:style-name="gr3" draw:text-style-name="P51" svg:width="0.249cm" svg:height="0.251cm" draw:control="control52"/></text:span><text:span text:style-name="T45"><text:s text:c="3"/></text:span><text:span text:style-name="T46">T</text:span><text:span text:style-name="T45">ener</text:span><text:span text:style-name="T52"> </text:span><text:span text:style-name="T45">superados </text:span><text:span text:style-name="T46">estudios <text:s/>que acrediten competencias</text:span><text:span text:style-name="T45"> profesionales.</text:span></text:p>
      <text:p text:style-name="P31"><text:span text:style-name="T55"><draw:control text:anchor-type="as-char" draw:z-index="11" draw:name="Control 43" draw:style-name="gr3" draw:text-style-name="P51" svg:width="0.249cm" svg:height="0.251cm" draw:control="control10"/></text:span><text:span text:style-name="T55"><text:s text:c="3"/></text:span><text:span text:style-name="Fuente_20_de_20_párrafo_20_predeter."><text:span text:style-name="T8">Tener</text:span></text:span><text:span text:style-name="Fuente_20_de_20_párrafo_20_predeter."><text:span text:style-name="T9"> </text:span></text:span><text:span text:style-name="Fuente_20_de_20_párrafo_20_predeter."><text:span text:style-name="T8">superados</text:span></text:span><text:span text:style-name="Fuente_20_de_20_párrafo_20_predeter."><text:span text:style-name="T9"> </text:span></text:span><text:span text:style-name="Fuente_20_de_20_párrafo_20_predeter."><text:span text:style-name="T8">otros</text:span></text:span><text:span text:style-name="Fuente_20_de_20_párrafo_20_predeter."><text:span text:style-name="T10"> </text:span></text:span><text:span text:style-name="Fuente_20_de_20_párrafo_20_predeter."><text:span text:style-name="T8">estudios</text:span></text:span><text:span text:style-name="Fuente_20_de_20_párrafo_20_predeter."><text:span text:style-name="T10"> </text:span></text:span><text:span text:style-name="Fuente_20_de_20_párrafo_20_predeter."><text:span text:style-name="T8">reglados</text:span></text:span><text:span text:style-name="Fuente_20_de_20_párrafo_20_predeter."><text:span text:style-name="T9"> </text:span></text:span><text:span text:style-name="Fuente_20_de_20_párrafo_20_predeter."><text:span text:style-name="T8">(indíquese</text:span></text:span><text:span text:style-name="Fuente_20_de_20_párrafo_20_predeter."><text:span text:style-name="T11"> </text:span></text:span><text:span text:style-name="Fuente_20_de_20_párrafo_20_predeter."><text:span text:style-name="T9">cuáles): <text:s/></text:span></text:span><text:span text:style-name="T9"><draw:control text:anchor-type="as-char" draw:z-index="29" draw:name="Control 10" draw:style-name="gr1" draw:text-style-name="P50" svg:width="6.508cm" svg:height="0.5cm" draw:control="control28"/></text:span></text:p>
      <text:p text:style-name="P44"/>
      <text:p text:style-name="P45">MÓDULOS PROFESIONALES QUE SOLICITA </text:p>
      <text:p text:style-name="P46"/>
      <text:p text:style-name="P20"><text:span text:style-name="T40"><text:s text:c="14"/></text:span><text:span text:style-name="T42">Módulo</text:span><text:span text:style-name="T40"> <text:s text:c="26"/></text:span><text:span text:style-name="T43">AA </text:span><text:span text:style-name="T44">o</text:span><text:span text:style-name="T42"> </text:span><text:span text:style-name="T43">CO</text:span><text:span text:style-name="T57">(</text:span><text:span text:style-name="T58">3</text:span><text:span text:style-name="T57">)</text:span><text:span text:style-name="T43"> <text:s text:c="11"/></text:span><text:span text:style-name="T41"><text:s text:c="9"/></text:span><text:span text:style-name="T42">Módulo</text:span><text:span text:style-name="T43"> <text:s text:c="16"/>AA </text:span><text:span text:style-name="T44">o</text:span><text:span text:style-name="T43"> CO</text:span><text:span text:style-name="T57">(</text:span><text:span text:style-name="T58">3</text:span><text:span text:style-name="T57">)</text:span><text:span text:style-name="T43"> <text:s text:c="17"/></text:span><text:span text:style-name="T42">Módulo</text:span><text:span text:style-name="T43"> <text:s text:c="20"/>AA </text:span><text:span text:style-name="T44">o</text:span><text:span text:style-name="T43"> CO</text:span><text:span text:style-name="T57">(</text:span><text:span text:style-name="T58">3</text:span><text:span text:style-name="T57">)</text:span><text:span text:style-name="T43"> <text:s text:c="12"/></text:span><text:span text:style-name="T41"><text:s text:c="4"/></text:span><text:span text:style-name="T42">Módulo <text:s text:c="15"/></text:span><text:span text:style-name="T43"><text:s text:c="6"/>AA </text:span><text:span text:style-name="T44">o </text:span><text:span text:style-name="T43">CO</text:span><text:span text:style-name="T57">(</text:span><text:span text:style-name="T58">3</text:span><text:span text:style-name="T57">)</text:span></text:p>
      <text:p text:style-name="P17"/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39"/></text:span></text:p>
      <text:p text:style-name="P32">A<text:span text:style-name="T72"> </text:span>tal<text:span text:style-name="T73"> </text:span>efecto<text:span text:style-name="T74"> </text:span>presenta<text:span text:style-name="T74"> </text:span>la<text:span text:style-name="T74"> </text:span>siguiente<text:span text:style-name="T73"> documentación:</text:span></text:p>
      <text:p text:style-name="P34"><text:span text:style-name="T77"><draw:control text:anchor-type="as-char" draw:z-index="31" draw:name="Control 35" draw:style-name="gr3" draw:text-style-name="P51" svg:width="0.249cm" svg:height="0.251cm" draw:control="control30"/></text:span><text:span text:style-name="T77"><text:s/></text:span>Fotocopia<text:span text:style-name="T75"> </text:span>del<text:span text:style-name="T73"> </text:span>documento<text:span text:style-name="T73"> </text:span>de<text:span text:style-name="T73"> </text:span>identificación<text:span text:style-name="T73"> </text:span>(nacional<text:span text:style-name="T75"> </text:span>o<text:span text:style-name="T73"> </text:span>extranjero). <text:span text:style-name="T83">N</text:span>o <text:span text:style-name="T83">es </text:span>necesaria si se firma electrónicamente la solicitud.</text:p>
      <text:p text:style-name="P37"><draw:control text:anchor-type="as-char" draw:z-index="32" draw:name="Control 36" draw:style-name="gr3" draw:text-style-name="P51" svg:width="0.249cm" svg:height="0.251cm" draw:control="control31"/><text:s text:c="2"/><text:span text:style-name="T76">C</text:span>ertificación<text:span text:style-name="T73"> </text:span>académica<text:span text:style-name="T72"> </text:span>oficial<text:span text:style-name="T72"> </text:span>(original<text:span text:style-name="T73"> </text:span>o<text:span text:style-name="T72"> </text:span>fotocopia<text:span text:style-name="T73"> </text:span>compulsada)<text:span text:style-name="T73"> </text:span>en<text:span text:style-name="T72"> </text:span>la<text:span text:style-name="T72"> </text:span>que<text:span text:style-name="T72"> </text:span>consten<text:span text:style-name="T73"> </text:span>los<text:span text:style-name="T72"> </text:span>módulos<text:span text:style-name="T73"> </text:span>profesionales<text:span text:style-name="T72"> </text:span>cursados,<text:span text:style-name="T73"> </text:span>la<text:span text:style-name="T72"> </text:span>convocatoria<text:span text:style-name="T73"> </text:span>en<text:span text:style-name="T72"> </text:span>la<text:span text:style-name="T72"> </text:span>que han sido superados y la calificación obtenida.</text:p>
      <text:p text:style-name="P38"><draw:control text:anchor-type="as-char" draw:z-index="52" draw:name="Control 42" draw:style-name="gr3" draw:text-style-name="P51" svg:width="0.249cm" svg:height="0.251cm" draw:control="control53"/><text:s text:c="2"/><text:span text:style-name="T78">Certificaci</text:span><text:span text:style-name="T79">ón </text:span><text:span text:style-name="T80">curso competencias profesionales.</text:span></text:p>
      <text:p text:style-name="P33"><draw:control text:anchor-type="as-char" draw:z-index="33" draw:name="Control 38" draw:style-name="gr3" draw:text-style-name="P51" svg:width="0.249cm" svg:height="0.251cm" draw:control="control32"/><text:s text:c="2"/>Fotocopia compulsada del título <text:span text:style-name="T56">(</text:span><text:span text:style-name="T59">4</text:span><text:span text:style-name="T56">)</text:span>.</text:p>
      <text:p text:style-name="P35"><draw:control text:anchor-type="as-char" draw:z-index="53" draw:name="Control 53" draw:style-name="gr3" draw:text-style-name="P51" svg:width="0.249cm" svg:height="0.251cm" draw:control="control54"/><text:s text:c="2"/><text:span text:style-name="T78">Otros</text:span><text:span text:style-name="T60">(5)</text:span><text:span text:style-name="T78">: </text:span><text:span text:style-name="T78"><draw:control text:anchor-type="as-char" svg:y="-0.307cm" draw:z-index="54" draw:name="Control 54" draw:style-name="gr2" draw:text-style-name="P50" svg:width="13.064cm" svg:height="0.451cm" draw:control="control55"/></text:span></text:p>
      <text:p text:style-name="P36"/>
      <text:p text:style-name="P22"><text:span text:style-name="Fuente_20_de_20_párrafo_20_predeter."><text:span text:style-name="T35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35"><text:s text:c="2"/></text:span></text:span><text:span text:style-name="Fuente_20_de_20_párrafo_20_predeter."><text:span text:style-name="T36">Autorizo al Centro Específico de Educación a Distancia de </text:span></text:span><text:span text:style-name="Fuente_20_de_20_párrafo_20_predeter."><text:span text:style-name="T37">la Comunidad </text:span></text:span><text:span text:style-name="Fuente_20_de_20_párrafo_20_predeter."><text:span text:style-name="T36">Valenci</text:span></text:span><text:span text:style-name="Fuente_20_de_20_párrafo_20_predeter."><text:span text:style-name="T37">an</text:span></text:span><text:span text:style-name="Fuente_20_de_20_párrafo_20_predeter."><text:span text:style-name="T36">a para la obtención del certificado académico </text:span></text:span><text:span text:style-name="Fuente_20_de_20_párrafo_20_predeter."><text:span text:style-name="T38">de los estudios <text:s text:c="13"/>realizados en ese Centro</text:span></text:span><text:span text:style-name="Fuente_20_de_20_párrafo_20_predeter."><text:span text:style-name="T36">.</text:span></text:span><text:span text:style-name="Fuente_20_de_20_párrafo_20_predeter."><text:span text:style-name="T15">(</text:span></text:span><text:span text:style-name="Fuente_20_de_20_párrafo_20_predeter."><text:span text:style-name="T16">6</text:span></text:span><text:span text:style-name="Fuente_20_de_20_párrafo_20_predeter."><text:span text:style-name="T15">):</text:span></text:span></text:p>
      <text:p text:style-name="P21"><text:span text:style-name="Fuente_20_de_20_párrafo_20_predeter."><text:span text:style-name="T17"/></text:span></text:p>
      <text:p text:style-name="P21"><text:span text:style-name="Fuente_20_de_20_párrafo_20_predeter."><text:span text:style-name="T15"><text:s/></text:span></text:span><text:span text:style-name="Fuente_20_de_20_párrafo_20_predeter."><text:span text:style-name="T36"><text:s/></text:span></text:span><text:span text:style-name="Fuente_20_de_20_párrafo_20_predeter."><text:span text:style-name="T12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9"><text:span text:style-name="T63">(1) </text:span><text:span text:style-name="T62">NIA:</text:span><text:span text:style-name="T64"> </text:span><text:span text:style-name="T65">N</text:span><text:span text:style-name="T69">úmero</text:span><text:span text:style-name="T66"> </text:span><text:span text:style-name="T69">de</text:span><text:span text:style-name="T68"> </text:span><text:span text:style-name="T69">identificación</text:span><text:span text:style-name="T68"> </text:span><text:span text:style-name="T69">del</text:span><text:span text:style-name="T68"> </text:span><text:span text:style-name="T70">alumno/a</text:span></text:p>
      <text:p text:style-name="P39"><text:span text:style-name="T63">(2) </text:span><text:span text:style-name="T62">DNI</text:span><text:span text:style-name="T67"> </text:span><text:span text:style-name="T62">/ NIE:</text:span><text:span text:style-name="T67"> </text:span><text:span text:style-name="T69">Documento</text:span><text:span text:style-name="T66"> </text:span><text:span text:style-name="T69">nacional</text:span><text:span text:style-name="T68"> </text:span><text:span text:style-name="T69">de</text:span><text:span text:style-name="T68"> </text:span><text:span text:style-name="T69">identidad</text:span><text:span text:style-name="T71"> </text:span><text:span text:style-name="T69">–</text:span><text:span text:style-name="T66"> </text:span><text:span text:style-name="T69">Número</text:span><text:span text:style-name="T66"> </text:span><text:span text:style-name="T69">de</text:span><text:span text:style-name="T68"> </text:span><text:span text:style-name="T69">identificación</text:span><text:span text:style-name="T68"> </text:span><text:span text:style-name="T69">de</text:span><text:span text:style-name="T71"> </text:span><text:span text:style-name="T69">extranjeros</text:span><text:span text:style-name="T68"> </text:span><text:span text:style-name="T69">o</text:span><text:span text:style-name="T68"> </text:span><text:span text:style-name="T69">documento</text:span><text:span text:style-name="T68"> </text:span><text:span text:style-name="T69">legalmente</text:span><text:span text:style-name="T68"> </text:span><text:span text:style-name="T70">establecido</text:span></text:p>
      <text:p text:style-name="P40"><text:span text:style-name="T61">(3) </text:span><text:span text:style-name="Fuente_20_de_20_párrafo_20_predeter."><text:span text:style-name="T22">CO:</text:span></text:span><text:span text:style-name="Fuente_20_de_20_párrafo_20_predeter."><text:span text:style-name="T18"> Convalidación / </text:span></text:span><text:span text:style-name="Fuente_20_de_20_párrafo_20_predeter."><text:span text:style-name="T22">AA:</text:span></text:span><text:span text:style-name="Fuente_20_de_20_párrafo_20_predeter."><text:span text:style-name="T18"> Aprobado con an</text:span></text:span><text:span text:style-name="Fuente_20_de_20_párrafo_20_predeter."><text:span text:style-name="T19">t</text:span></text:span><text:span text:style-name="Fuente_20_de_20_párrafo_20_predeter."><text:span text:style-name="T18">eriorida</text:span></text:span><text:span text:style-name="Fuente_20_de_20_párrafo_20_predeter."><text:span text:style-name="T20">d</text:span></text:span><text:span text:style-name="Fuente_20_de_20_párrafo_20_predeter."><text:span text:style-name="T24">.</text:span></text:span></text:p>
      <text:p text:style-name="P41"><text:span text:style-name="Fuente_20_de_20_párrafo_20_predeter."><text:span text:style-name="T25">(</text:span></text:span><text:span text:style-name="Fuente_20_de_20_párrafo_20_predeter."><text:span text:style-name="T22">4) O</text:span></text:span><text:span text:style-name="Fuente_20_de_20_párrafo_20_predeter."><text:span text:style-name="T31"> </text:span></text:span><text:span text:style-name="Fuente_20_de_20_párrafo_20_predeter."><text:span text:style-name="T22">fotocopia</text:span></text:span><text:span text:style-name="Fuente_20_de_20_párrafo_20_predeter."><text:span text:style-name="T33"> </text:span></text:span><text:span text:style-name="Fuente_20_de_20_párrafo_20_predeter."><text:span text:style-name="T22">del antiguo </text:span></text:span><text:span text:style-name="Fuente_20_de_20_párrafo_20_predeter."><text:span text:style-name="T21">Libro</text:span></text:span><text:span text:style-name="Fuente_20_de_20_párrafo_20_predeter."><text:span text:style-name="T32"> </text:span></text:span><text:span text:style-name="Fuente_20_de_20_párrafo_20_predeter."><text:span text:style-name="T21">de Calificaciones</text:span></text:span><text:span text:style-name="Fuente_20_de_20_párrafo_20_predeter."><text:span text:style-name="T32"> </text:span></text:span><text:span text:style-name="Fuente_20_de_20_párrafo_20_predeter."><text:span text:style-name="T21">de Formación</text:span></text:span><text:span text:style-name="Fuente_20_de_20_párrafo_20_predeter."><text:span text:style-name="T32"> </text:span></text:span><text:span text:style-name="Fuente_20_de_20_párrafo_20_predeter."><text:span text:style-name="T21">Profesional</text:span></text:span><text:span text:style-name="Fuente_20_de_20_párrafo_20_predeter."><text:span text:style-name="T22">.</text:span></text:span></text:p>
      <text:p text:style-name="P42"><text:span text:style-name="Fuente_20_de_20_párrafo_20_predeter."><text:span text:style-name="T25">(</text:span></text:span><text:span text:style-name="Fuente_20_de_20_párrafo_20_predeter."><text:span text:style-name="T26">5</text:span></text:span><text:span text:style-name="Fuente_20_de_20_párrafo_20_predeter."><text:span text:style-name="T22">) </text:span></text:span><text:span text:style-name="Fuente_20_de_20_párrafo_20_predeter."><text:span text:style-name="T26">Indique cualquier otra doc</text:span></text:span><text:span text:style-name="Fuente_20_de_20_párrafo_20_predeter."><text:span text:style-name="T27">u</text:span></text:span><text:span text:style-name="Fuente_20_de_20_párrafo_20_predeter."><text:span text:style-name="T26">mentación aportada</text:span></text:span><text:span text:style-name="Fuente_20_de_20_párrafo_20_predeter."><text:span text:style-name="T22">.</text:span></text:span></text:p>
      <text:p text:style-name="P23"><text:span text:style-name="Fuente_20_de_20_párrafo_20_predeter."><text:span text:style-name="T23">(</text:span></text:span><text:span text:style-name="Fuente_20_de_20_párrafo_20_predeter."><text:span text:style-name="T26">6</text:span></text:span><text:span text:style-name="Fuente_20_de_20_párrafo_20_predeter."><text:span text:style-name="T23">) </text:span></text:span><text:span text:style-name="Fuente_20_de_20_párrafo_20_predeter."><text:span text:style-name="T25">Sólo estudios realizados en el CEEDCV. Indicar c</text:span></text:span><text:span text:style-name="Fuente_20_de_20_párrafo_20_predeter."><text:span text:style-name="T22">iclo y año de finalización del mismo </text:span></text:span><text:span text:style-name="Fuente_20_de_20_párrafo_20_predeter."><text:span text:style-name="T23">separados por </text:span></text:span><text:span text:style-name="Fuente_20_de_20_párrafo_20_predeter."><text:span text:style-name="T29">barra. Si hay varios sep</text:span></text:span><text:span text:style-name="Fuente_20_de_20_párrafo_20_predeter."><text:span text:style-name="T30">a</text:span></text:span><text:span text:style-name="Fuente_20_de_20_párrafo_20_predeter."><text:span text:style-name="T29">rarlos con </text:span></text:span><text:span text:style-name="Fuente_20_de_20_párrafo_20_predeter."><text:span text:style-name="T23">coma </text:span></text:span><text:span text:style-name="Fuente_20_de_20_párrafo_20_predeter."><text:span text:style-name="T29">(por ejemplo: DAW/22, GIAT/24)</text:span></text:span><text:span text:style-name="Fuente_20_de_20_párrafo_20_predeter."><text:span text:style-name="T23">.</text:span></text:span></text:p>
      <text:p text:style-name="P24"><text:span text:style-name="Fuente_20_de_20_párrafo_20_predeter."><text:span text:style-name="T23"/></text:span></text:p>
      <text:p text:style-name="P24"><text:span text:style-name="Fuente_20_de_20_párrafo_20_predeter."><text:span text:style-name="T23"/></text:span></text:p>
      <text:p text:style-name="P25"><text:span text:style-name="Fuente_20_de_20_párrafo_20_predeter."><text:span text:style-name="T23"><text:tab/></text:span></text:span><text:span text:style-name="Fuente_20_de_20_párrafo_20_predeter."><text:span text:style-name="T23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3">, </text:span></text:span><text:span text:style-name="Fuente_20_de_20_párrafo_20_predeter."><text:span text:style-name="T23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3"><text:s/></text:span></text:span><text:span text:style-name="Fuente_20_de_20_párrafo_20_predeter."><text:span text:style-name="T28">de </text:span></text:span><text:span text:style-name="Fuente_20_de_20_párrafo_20_predeter."><text:span text:style-name="T28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8"><text:s/>de </text:span></text:span><text:span text:style-name="Fuente_20_de_20_párrafo_20_predeter."><text:span text:style-name="T28"><draw:control text:anchor-type="as-char" draw:z-index="58" draw:name="Control 58" draw:style-name="gr1" draw:text-style-name="P50" svg:width="1.265cm" svg:height="0.5cm" draw:control="control59"/></text:span></text:span></text:p>
      <text:p text:style-name="P25"><text:span text:style-name="Fuente_20_de_20_párrafo_20_predeter."><text:span text:style-name="T28"/></text:span></text:p>
      <text:p text:style-name="P25"><text:span text:style-name="Fuente_20_de_20_párrafo_20_predeter."><text:span text:style-name="T28"/></text:span></text:p>
      <text:p text:style-name="P25"><text:span text:style-name="Fuente_20_de_20_párrafo_20_predeter."><text:span text:style-name="T28"/></text:span></text:p>
      <text:p text:style-name="P25"><text:span text:style-name="Fuente_20_de_20_párrafo_20_predeter."><text:span text:style-name="T28"/></text:span></text:p>
      <text:p text:style-name="P25"><text:span text:style-name="Fuente_20_de_20_párrafo_20_predeter."><text:span text:style-name="T28"/></text:span></text:p>
      <text:p text:style-name="P25"><text:span text:style-name="Fuente_20_de_20_párrafo_20_predeter."><text:span text:style-name="T28"/></text:span></text:p>
      <text:p text:style-name="P26"><text:span text:style-name="Fuente_20_de_20_párrafo_20_predeter."><text:span text:style-name="T28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Disposición 17274 del BOE núm. 340 de 2020</dc:title>
    <dc:subject>BOE-A-2020-17274</dc:subject>
    <meta:keyword>DECRETO 1085/2020 de 09/12/2020;MINISTERIO DE EDUCACIÓN Y FORMACIÓN PROFESIONAL;BOE-A-2020-17274;BOE 340 de 2020;17274;30/12/2020</meta:keyword>
    <meta:creation-date>2024-06-27T11:40:59.596000000</meta:creation-date>
    <meta:editing-cycles>46</meta:editing-cycles>
    <meta:editing-duration>P5DT6H17M8S</meta:editing-duration>
    <dc:date>2024-07-17T21:25:43.757141056</dc:date>
    <meta:document-statistic meta:table-count="0" meta:image-count="0" meta:object-count="0" meta:page-count="1" meta:paragraph-count="44" meta:word-count="333" meta:character-count="2747" meta:non-whitespace-character-count="2122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